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nx="http://anx.akomantoso.org/1.0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.1in" fo:margin-right="0in" anx:BungeniSectionType="Preface" anx:__BungeniMetaEditable="false" anx:BungeniSectionID="QQMpHx+uTT6VshIQxEq5gA" style:editable="false">
        <style:columns fo:column-count="1" fo:column-gap="0in"/>
        <style:background-image/>
      </style:section-properties>
    </style:style>
    <style:style style:name="Sect3" style:family="section">
      <style:section-properties fo:background-color="#ffffa1" fo:margin-left="0.3in" fo:margin-right="0in" anx:BungeniSectionType="Part" anx:__BungeniMetaEditable="false" anx:BungeniSectionID="/Ts1UZyDQ8WfXQY1iIqqPQ" style:editable="false">
        <style:columns fo:column-count="1" fo:column-gap="0in"/>
        <style:background-image/>
      </style:section-properties>
    </style:style>
    <style:style style:name="Sect4" style:family="section">
      <style:section-properties anx:BungeniSectionType="NumberedContainer" anx:__BungeniMetaEditable="false" anx:BungeniSectionID="/Ts1UZyDQ8WfXQY1iIqqPQ" anx:BungeniSectionUUID="ab3c5b50-6b4a-4c38-9ad3-0eb3da05351e" anx:BungeniSectionVisibility="system" anx:BungeniAppliedNumber="B -" anx:BungeniAppliedTrueNumber="2" anx:BungeniNumberingScheme="ALPHABETICAL" anx:BungeniParentPrefix="" style:editable="false">
        <style:columns fo:column-count="1" fo:column-gap="0in"/>
      </style:section-properties>
    </style:style>
    <style:style style:name="Sect5" style:family="section">
      <style:section-properties fo:background-color="#ffffa1" fo:margin-left="0.3in" fo:margin-right="0in" anx:BungeniSectionType="Part" anx:__BungeniMetaEditable="false" anx:BungeniSectionID="yyiUC+58SdawgS1hmYqOew" style:editable="false">
        <style:columns fo:column-count="1" fo:column-gap="0in"/>
        <style:background-image/>
      </style:section-properties>
    </style:style>
    <style:style style:name="Sect6" style:family="section">
      <style:section-properties anx:BungeniSectionType="NumberedContainer" anx:__BungeniMetaEditable="false" anx:BungeniSectionID="yyiUC+58SdawgS1hmYqOew" anx:BungeniSectionUUID="94fab9b6-1540-49e8-9316-66476bb7e9be" anx:BungeniSectionVisibility="system" anx:BungeniAppliedNumber="A -" anx:BungeniAppliedTrueNumber="1" anx:BungeniNumberingScheme="ALPHABETICAL" anx:BungeniParentPrefix="" style:editable="false">
        <style:columns fo:column-count="1" fo:column-gap="0in"/>
      </style:section-properties>
    </style:style>
    <style:style style:name="Sect7" style:family="section">
      <style:section-properties fo:background-color="#e8ee88" fo:margin-left="0.4in" fo:margin-right="0in" anx:BungeniSectionType="Chapter" anx:__BungeniMetaEditable="false" anx:BungeniSectionID="hNN6z6xfSGKdbk7KxcK1Cg" style:editable="false">
        <style:columns fo:column-count="1" fo:column-gap="0in"/>
        <style:background-image/>
      </style:section-properties>
    </style:style>
    <style:style style:name="Sect8" style:family="section">
      <style:section-properties anx:BungeniSectionType="NumberedContainer" anx:__BungeniMetaEditable="false" anx:BungeniSectionID="hNN6z6xfSGKdbk7KxcK1Cg" anx:BungeniSectionUUID="b8146df9-02ef-432b-b609-236dbbeabf6e" anx:BungeniSectionVisibility="system" anx:BungeniAppliedNumber="I" anx:BungeniAppliedTrueNumber="1" anx:BungeniNumberingScheme="ROMAN-Upper" anx:BungeniParentPrefix="" style:editable="false">
        <style:columns fo:column-count="1" fo:column-gap="0in"/>
      </style:section-properties>
    </style:style>
    <style:style style:name="Sect9" style:family="section">
      <style:section-properties fo:background-color="#e8ee88" fo:margin-left="0.4in" fo:margin-right="0in" anx:BungeniSectionType="Chapter" anx:__BungeniMetaEditable="false" anx:BungeniSectionID="MDG2Be0DR6u9AIP0s4vFuA" style:editable="false">
        <style:columns fo:column-count="1" fo:column-gap="0in"/>
        <style:background-image/>
      </style:section-properties>
    </style:style>
    <style:style style:name="Sect10" style:family="section">
      <style:section-properties anx:BungeniSectionType="NumberedContainer" anx:__BungeniMetaEditable="false" anx:BungeniSectionID="MDG2Be0DR6u9AIP0s4vFuA" anx:BungeniSectionUUID="03e4341f-4c76-423f-b5c8-122786363f50" anx:BungeniSectionVisibility="system" anx:BungeniAppliedNumber="II" anx:BungeniAppliedTrueNumber="2" anx:BungeniNumberingScheme="ROMAN-Upper" anx:BungeniParentPrefix="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ill">
        <text:p text:style-name="Standard"/>
        <text:section text:style-name="Sect2" text:name="preface">
          <text:p text:style-name="heading_5f_preface">This is the heading</text:p>
          <text:p text:style-name="Standard"/>
          <text:p text:style-name="subheading_5f_preface">Sub Heading</text:p>
          <text:p text:style-name="Standard"/>
          <text:p text:style-name="Standard">Document title <text:span text:style-name="doc_5f_title">inline</text:span></text:p>
          <text:p text:style-name="Standard"/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5" text:name="part2">
          <text:section text:style-name="Sect6" text:name="num_94fab9b6-1540-49e8-9316-66476bb7e9be" text:protected="true">
            <text:p text:style-name="heading_5f_part">&lt;A -&gt; ~<text:reference-mark-start text:name="hdrf_94fab9b6-1540-49e8-9316-66476bb7e9be"/>Part Heading<text:reference-mark-end text:name="hdrf_94fab9b6-1540-49e8-9316-66476bb7e9be"/>~</text:p>
          </text:section>
          <text:p text:style-name="Standard"/>
          <text:section text:style-name="Sect7" text:name="chapter1">
            <text:section text:style-name="Sect8" text:name="num_b8146df9-02ef-432b-b609-236dbbeabf6e" text:protected="true">
              <text:p text:style-name="heading_5f_chapter">&lt;I&gt; ~<text:reference-mark-start text:name="hdrf_b8146df9-02ef-432b-b609-236dbbeabf6e"/>Chapter heading<text:reference-mark-end text:name="hdrf_b8146df9-02ef-432b-b609-236dbbeabf6e"/>~</text:p>
            </text:section>
            <text:p text:style-name="Standard"/>
            <text:p text:style-name="Standard"/>
            <text:p text:style-name="Standard"/>
            <text:p text:style-name="Standard"/>
          </text:section>
          <text:p text:style-name="Standard"/>
          <text:section text:style-name="Sect9" text:name="chapter2">
            <text:section text:style-name="Sect10" text:name="num_03e4341f-4c76-423f-b5c8-122786363f50" text:protected="true">
              <text:p text:style-name="heading_5f_chapter">&lt;II&gt; ~<text:reference-mark-start text:name="hdrf_03e4341f-4c76-423f-b5c8-122786363f50"/>Chapter Heading<text:reference-mark-end text:name="hdrf_03e4341f-4c76-423f-b5c8-122786363f50"/>~</text:p>
            </text:section>
            <text:p text:style-name="Standard"/>
            <text:p text:style-name="Standard"/>
            <text:p text:style-name="Standard"/>
          </text:section>
        </text:section>
        <text:section text:style-name="Sect3" text:name="part1">
          <text:section text:style-name="Sect4" text:name="num_ab3c5b50-6b4a-4c38-9ad3-0eb3da05351e" text:protected="true">
            <text:p text:style-name="heading_5f_part">&lt;B -&gt; ~<text:reference-mark-start text:name="hdrf_ab3c5b50-6b4a-4c38-9ad3-0eb3da05351e"/>Part Heading<text:reference-mark-end text:name="hdrf_ab3c5b50-6b4a-4c38-9ad3-0eb3da05351e"/>~</text:p>
          </text:section>
          <text:p text:style-name="Standard"><office:annotation><dc:creator>SN</dc:creator><dc:date>2011-01-23T10:51:42</dc:date><text:p>This is a sidenote for the part</text:p></office:annotation>This is some text for thebody</text:p>
          <text:p text:style-name="Standard"/>
          <text:p text:style-name="Standard"/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anx="http://anx.akomantoso.org/1.0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article" style:display-name="heading_article" style:family="paragraph" style:parent-style-name="Heading_20_1" style:next-style-name="Text_20_body" style:auto-update="true" style:class="text">
      <style:text-properties style:font-name="DejaVu Sans" fo:font-weight="bold"/>
    </style:style>
    <style:style style:name="heading_5f_chapter" style:display-name="heading_chapter" style:family="paragraph" style:parent-style-name="Heading_20_1" style:next-style-name="Text_20_body">
      <style:text-properties style:font-name="DejaVu Sans" fo:font-size="95%"/>
    </style:style>
    <style:style style:name="heading_5f_general" style:display-name="heading_general" style:family="paragraph" style:parent-style-name="Heading_20_1" style:next-style-name="Text_20_body" style:auto-update="true">
      <style:text-properties style:font-name="DejaVu Sans" fo:font-size="105%"/>
    </style:style>
    <style:style style:name="heading_5f_subchapter" style:display-name="heading_subchapter" style:family="paragraph" style:parent-style-name="Heading_20_1" style:next-style-name="Heading_20_1" style:auto-update="true">
      <style:text-properties style:font-name="DejaVu Sans" fo:font-size="95%"/>
    </style:style>
    <style:style style:name="heading_5f_section" style:display-name="heading_section" style:family="paragraph" style:parent-style-name="Heading_20_1" style:next-style-name="Text_20_body" style:auto-update="true">
      <style:text-properties style:font-name="DejaVu Sans" fo:font-size="95%"/>
    </style:style>
    <style:style style:name="heading_5f_part" style:display-name="heading_part" style:family="paragraph" style:parent-style-name="Heading_20_1" style:next-style-name="Text_20_body" style:auto-update="true">
      <style:text-properties style:font-name="DejaVu Sans"/>
    </style:style>
    <style:style style:name="heading_5f_para" style:display-name="heading_para" style:family="paragraph" style:parent-style-name="Heading_20_1" style:next-style-name="Text_20_body">
      <style:text-properties style:font-name="DejaVu Sans" fo:font-size="95%"/>
    </style:style>
    <style:style style:name="heading_5f_subpara" style:display-name="heading_subpara" style:family="paragraph" style:parent-style-name="heading_5f_para" style:next-style-name="Text_20_body" style:auto-update="true"/>
    <style:style style:name="subheading_5f_article" style:display-name="subheading_article" style:family="paragraph" style:parent-style-name="heading_5f_article" style:next-style-name="Text_20_body" style:auto-update="true">
      <style:text-properties fo:font-size="95%"/>
    </style:style>
    <style:style style:name="heading_5f_preface" style:display-name="heading_preface" style:family="paragraph" style:parent-style-name="heading_5f_general" style:next-style-name="Text_20_body" style:auto-update="true"/>
    <style:style style:name="subheading_5f_general" style:display-name="subheading_general" style:family="paragraph" style:parent-style-name="heading_5f_general" style:next-style-name="Text_20_body" style:auto-update="true">
      <style:text-properties fo:font-size="95%"/>
    </style:style>
    <style:style style:name="subheading_5f_chapter" style:display-name="subheading_chapter" style:family="paragraph" style:parent-style-name="heading_5f_chapter" style:next-style-name="Text_20_body" style:auto-update="true">
      <style:text-properties fo:font-size="90%"/>
    </style:style>
    <style:style style:name="subheading_5f_para" style:display-name="subheading_para" style:family="paragraph" style:parent-style-name="heading_5f_para" style:next-style-name="Text_20_body" style:auto-update="true">
      <style:text-properties fo:font-size="90%"/>
    </style:style>
    <style:style style:name="subheading_5f_part" style:display-name="subheading_part" style:family="paragraph" style:parent-style-name="heading_5f_part" style:next-style-name="Text_20_body" style:auto-update="true">
      <style:text-properties fo:font-size="105%"/>
    </style:style>
    <style:style style:name="subheading_5f_preface" style:display-name="subheading_preface" style:family="paragraph" style:parent-style-name="heading_5f_preface">
      <style:text-properties fo:font-size="95%"/>
    </style:style>
    <style:style style:name="subheading_5f_section" style:display-name="subheading_section" style:family="paragraph" style:parent-style-name="heading_5f_section" style:next-style-name="Text_20_body" style:auto-update="true">
      <style:text-properties fo:font-size="90%"/>
    </style:style>
    <style:style style:name="subheading_5f_subchapter" style:display-name="subheading_subchapter" style:family="paragraph" style:parent-style-name="heading_5f_subchapter" style:next-style-name="Text_20_body" style:auto-update="true">
      <style:text-properties fo:font-size="85%"/>
    </style:style>
    <style:style style:name="subheading_5f_subpara" style:display-name="subheading_subpara" style:family="paragraph" style:parent-style-name="heading_5f_subpara" style:next-style-name="Text_20_body" style:auto-update="true">
      <style:text-properties fo:font-size="90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doc_5f_title" style:display-name="doc_title" style:family="text">
      <style:text-properties style:font-name="DejaVu Serif" fo:font-weight="bold" fo:background-color="#e6e6ff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ILL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01-23T10:49:07</meta:creation-date>
    <meta:editing-cycles>4</meta:editing-cycles>
    <meta:editing-duration>PT00H07M49S</meta:editing-duration>
    <meta:initial-creator>Ashok Hariharan</meta:initial-creator>
    <dc:date>2011-01-23T10:56:53</dc:date>
    <dc:creator>Ashok Hariharan</dc:creator>
    <meta:document-statistic meta:table-count="0" meta:image-count="0" meta:object-count="0" meta:page-count="1" meta:paragraph-count="9" meta:word-count="31" meta:character-count="174"/>
    <meta:user-defined meta:name="BungeniBillName">3</meta:user-defined>
    <meta:user-defined meta:name="BungeniBillNo">2</meta:user-defined>
    <meta:user-defined meta:name="BungeniCountryCode">ke</meta:user-defined>
    <meta:user-defined meta:name="BungeniDateOfAssent">2011-01-13</meta:user-defined>
    <meta:user-defined meta:name="BungeniDateOfCommencement">2011-01-27</meta:user-defined>
    <meta:user-defined meta:name="BungeniDocAuthor"/>
    <meta:user-defined meta:name="BungeniDocPart">main</meta:user-defined>
    <meta:user-defined meta:name="BungeniDocType">bill</meta:user-defined>
    <meta:user-defined meta:name="BungeniExpAuthor">user.Ashok</meta:user-defined>
    <meta:user-defined meta:name="BungeniExpAuthorURI">user.Ashok</meta:user-defined>
    <meta:user-defined meta:name="BungeniExpDate">2011-01-23</meta:user-defined>
    <meta:user-defined meta:name="BungeniExpDateName">expDate</meta:user-defined>
    <meta:user-defined meta:name="BungeniExpURI">/ke/bill/2011-1-28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11-01-23</meta:user-defined>
    <meta:user-defined meta:name="BungeniManDateName">manDate</meta:user-defined>
    <meta:user-defined meta:name="BungeniManURI">/ke/bill/2011-1-28/eng.xml</meta:user-defined>
    <meta:user-defined meta:name="BungeniOfficialDate">2011-01-28</meta:user-defined>
    <meta:user-defined meta:name="BungeniOfficialTime">10:49</meta:user-defined>
    <meta:user-defined meta:name="BungeniParliamentID">1</meta:user-defined>
    <meta:user-defined meta:name="BungeniParliamentSession">2</meta:user-defined>
    <meta:user-defined meta:name="BungeniParliamentSitting">4</meta:user-defined>
    <meta:user-defined meta:name="BungeniPublicationDate">2011-01-28</meta:user-defined>
    <meta:user-defined meta:name="BungeniPublicationName">bill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11-01-28</meta:user-defined>
    <meta:user-defined meta:name="BungeniWorkDateName">workDate</meta:user-defined>
    <meta:user-defined meta:name="BungeniWorkURI">/ke/bill/2011-1-28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  <meta:user-defined meta:name="rf:hdrf_03e4341f-4c76-423f-b5c8-122786363f50">Chapter Heading</meta:user-defined>
    <meta:user-defined meta:name="rf:hdrf_94fab9b6-1540-49e8-9316-66476bb7e9be">Part Heading</meta:user-defined>
    <meta:user-defined meta:name="rf:hdrf_ab3c5b50-6b4a-4c38-9ad3-0eb3da05351e">Part Heading</meta:user-defined>
    <meta:user-defined meta:name="rf:hdrf_b8146df9-02ef-432b-b609-236dbbeabf6e">Chapter heading</meta:user-defined>
    <meta:user-defined meta:name="rf:nrf_03e4341f-4c76-423f-b5c8-122786363f50">II</meta:user-defined>
    <meta:user-defined meta:name="rf:nrf_94fab9b6-1540-49e8-9316-66476bb7e9be">A -</meta:user-defined>
    <meta:user-defined meta:name="rf:nrf_ab3c5b50-6b4a-4c38-9ad3-0eb3da05351e">B -</meta:user-defined>
    <meta:user-defined meta:name="rf:nrf_b8146df9-02ef-432b-b609-236dbbeabf6e">I</meta:user-defined>
  </office:meta>
</office:document-meta>
</file>